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paragraph-rsid="000bc191" style:font-weight-asian="bold" style:font-weight-complex="bold"/>
    </style:style>
    <style:style style:name="P2" style:family="paragraph" style:parent-style-name="Standard">
      <style:text-properties fo:font-weight="bold" officeooo:rsid="000c5d74" officeooo:paragraph-rsid="000bc191" style:font-weight-asian="bold" style:font-weight-complex="bold"/>
    </style:style>
    <style:style style:name="P3" style:family="paragraph" style:parent-style-name="Standard">
      <style:text-properties officeooo:paragraph-rsid="000bc191"/>
    </style:style>
    <style:style style:name="P4" style:family="paragraph" style:parent-style-name="Standard">
      <style:text-properties fo:color="#ce181e" fo:font-style="italic" style:text-underline-style="solid" style:text-underline-width="auto" style:text-underline-color="font-color" fo:font-weight="bold" officeooo:rsid="001007ca" officeooo:paragraph-rsid="001007ca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ce181e" fo:font-style="normal" style:text-underline-style="none" fo:font-weight="normal" officeooo:rsid="001007ca" officeooo:paragraph-rsid="001007c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use-window-font-color="true" fo:font-style="normal" style:text-underline-style="none" fo:font-weight="normal" officeooo:rsid="0011822a" officeooo:paragraph-rsid="0011822a" style:font-style-asian="normal" style:font-weight-asian="normal" style:font-style-complex="normal" style:font-weight-complex="normal"/>
    </style:style>
    <style:style style:name="T1" style:family="text">
      <style:text-properties officeooo:rsid="000bc191"/>
    </style:style>
    <style:style style:name="T2" style:family="text">
      <style:text-properties fo:font-weight="normal" officeooo:rsid="000f194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5d7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37.</text:span>A -Salamander</text:p>
      <text:p text:style-name="P2"><text:span text:style-name="T2">38.</text:span>B – Gabions</text:p>
      <text:p text:style-name="P3"><text:span text:style-name="T2">39.</text:span><text:span text:style-name="T4">C – Translucent</text:span></text:p>
      <text:p text:style-name="P2"><text:span text:style-name="T2">40.</text:span>C – Photosynthesis</text:p>
      <text:p text:style-name="P2"><text:span text:style-name="T2">41.</text:span>D – Stimulated</text:p>
      <text:p text:style-name="P2"><text:span text:style-name="T2">42.</text:span>C – Clotting of blood</text:p>
      <text:p text:style-name="P2"><text:span text:style-name="T2">43.</text:span>A – Bat, whale and squirrel</text:p>
      <text:p text:style-name="P2"><text:span text:style-name="T2">44.</text:span>A – Breaking of the voice</text:p>
      <text:p text:style-name="P2"><text:span text:style-name="T2">45.</text:span>C – Incubation stage</text:p>
      <text:p text:style-name="P2"><text:span text:style-name="T2">46.</text:span>C – Tetanus</text:p>
      <text:p text:style-name="P2"><text:span text:style-name="T2">47.</text:span>A – Treating known diseases</text:p>
      <text:p text:style-name="P2"><text:span text:style-name="T2">48.</text:span>D – Air thermometer</text:p>
      <text:p text:style-name="P2"><text:span text:style-name="T2">49.</text:span>A – Green leafy vegetation</text:p>
      <text:p text:style-name="P2"><text:span text:style-name="T2">50.</text:span>C – Light travels in a straight line</text:p>
      <text:p text:style-name="P2"/>
      <text:p text:style-name="P4">CORRECTION</text:p>
      <text:p text:style-name="P6">47. <text:span text:style-name="T3">B – protecting your body from disease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paragraph-rsid="000bc191" style:font-weight-asian="bold" style:font-weight-complex="bold"/>
    </style:style>
    <style:style style:name="MT1" style:family="text">
      <style:text-properties officeooo:rsid="000bc19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score pg 322-326 Term 1 End Term Exam<text:span text:style-name="MT1">(37-50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07:31:34.692493102</meta:creation-date>
    <dc:date>2020-06-16T15:46:17.523490225</dc:date>
    <meta:editing-duration>PT1H18M2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64" meta:character-count="428" meta:non-whitespace-character-count="367"/>
  </office:meta>
</office:document-meta>
</file>